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1000001E4277C1E08.png" manifest:media-type="image/png"/>
  <manifest:file-entry manifest:full-path="Pictures/10000001000003B60000039CB08CD4AD.png" manifest:media-type="image/png"/>
  <manifest:file-entry manifest:full-path="Pictures/10000001000002EE000001F4522BD074.png" manifest:media-type="image/png"/>
  <manifest:file-entry manifest:full-path="Pictures/100000010000013300000118272CAA35.png" manifest:media-type="image/png"/>
  <manifest:file-entry manifest:full-path="Pictures/10000000000003E8000003E833BE95E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123cm" fo:min-width="18.425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9cm" svg:height="11.69cm" svg:x="1.813cm" svg:y="4.834cm">
          <draw:image xlink:href="Pictures/10000000000003E8000003E833BE95EE.png" xlink:type="simple" xlink:show="embed" xlink:actuate="onLoad" draw:mime-type="image/png">
            <text:p/>
          </draw:image>
        </draw:frame>
        <draw:custom-shape draw:name="Simple 1" draw:style-name="gr2" draw:text-style-name="P3" draw:layer="layout" svg:width="18.95cm" svg:height="1.408cm" svg:x="1.487cm" svg:y="1.329cm">
          <text:p text:style-name="P2"><text:span text:style-name="T1">AIR Mouse GU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1" draw:layer="layout" svg:width="12.431cm" svg:height="8.287cm" svg:x="15.66cm" svg:y="6.6cm">
          <draw:image xlink:href="Pictures/10000001000002EE000001F4522BD074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4" draw:layer="layout" svg:width="14.572cm" svg:height="14.174cm" svg:x="1.553cm" svg:y="3.313cm">
          <draw:image xlink:href="Pictures/10000001000003B60000039CB08CD4AD.png" xlink:type="simple" xlink:show="embed" xlink:actuate="onLoad" draw:mime-type="image/png">
            <text:p/>
          </draw:image>
        </draw:frame>
        <draw:frame draw:style-name="gr3" draw:text-style-name="P4" draw:layer="layout" svg:width="4.495cm" svg:height="5.651cm" svg:x="18.897cm" svg:y="3.718cm">
          <draw:image xlink:href="Pictures/1000000000000181000001E4277C1E08.png" xlink:type="simple" xlink:show="embed" xlink:actuate="onLoad" draw:mime-type="image/png">
            <text:p/>
          </draw:image>
        </draw:frame>
        <draw:frame draw:style-name="gr3" draw:text-style-name="P4" draw:layer="layout" svg:width="4.942cm" svg:height="4.508cm" svg:x="19.556cm" svg:y="12.904cm">
          <draw:image xlink:href="Pictures/100000010000013300000118272CAA3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75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9:28:32.465960469</meta:creation-date>
    <dc:date>2025-07-17T11:34:41.368053955</dc:date>
    <meta:editing-duration>PT22H51M26S</meta:editing-duration>
    <meta:editing-cycles>16</meta:editing-cycles>
    <meta:generator>LibreOffice/24.2.7.2$Linux_X86_64 LibreOffice_project/420$Build-2</meta:generator>
    <meta:document-statistic meta:object-count="6"/>
  </office:meta>
</office:document-meta>
</file>